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b4c7dc" draw:textarea-horizontal-align="justify" draw:textarea-vertical-align="middle" draw:auto-grow-height="false" fo:min-height="24.091cm" fo:min-width="34.319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15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8cm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666666" draw:marker-start-width="0.321cm" draw:marker-end-width="0.321cm" draw:fill-color="#666666" draw:textarea-horizontal-align="justify" draw:textarea-vertical-align="middle" draw:auto-grow-height="false" fo:min-height="0.926cm" fo:min-width="0.676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423cm" svg:stroke-color="#666666" draw:marker-start-width="0.832cm" draw:marker-end-width="0.832cm" draw:textarea-vertical-align="middle" fo:padding-top="0.334cm" fo:padding-bottom="0.334cm" fo:padding-left="0.459cm" fo:padding-right="0.459cm" loext:decorative="false"/>
    </style:style>
    <style:style style:name="gr7" style:family="graphic" style:parent-style-name="standard">
      <style:graphic-properties svg:stroke-width="0.423cm" svg:stroke-color="#666666" draw:marker-start-width="0.834cm" draw:marker-end-width="0.834cm" draw:textarea-vertical-align="middle" fo:padding-top="0.336cm" fo:padding-bottom="0.336cm" fo:padding-left="0.461cm" fo:padding-right="0.461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center"/>
      <style:text-properties style:font-name="Ubuntu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Ubuntu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end"/>
      <style:text-properties fo:font-size="40pt"/>
    </style:style>
    <style:style style:name="P7" style:family="paragraph">
      <loext:graphic-properties draw:fill="none" draw:fill-color="#ffffff"/>
      <style:paragraph-properties fo:text-align="end"/>
      <style:text-properties style:font-name="Ubuntu" fo:font-size="40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Ubuntu" fo:font-size="60pt" fo:font-weight="bold" style:font-size-asian="60pt" style:font-weight-asian="bold" style:font-size-complex="60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Ubuntu" fo:font-size="60pt" fo:font-weight="bold" style:font-size-asian="60pt" style:font-weight-asian="bold" style:font-size-complex="60pt" style:font-weight-complex="bold"/>
    </style:style>
    <style:style style:name="T1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" fo:font-weight="bold" style:font-size-asian="24pt" style:font-weight-asian="bold" style:font-size-complex="24pt" style:font-weight-complex="bold"/>
    </style:style>
    <style:style style:name="T3" style:family="text">
      <style:text-properties style:font-name="Ubuntu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925cm" svg:height="24.447cm" svg:x="7.665cm" svg:y="0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3cm" svg:height="2.223cm" svg:x="7.989cm" svg:y="0.73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223cm" svg:height="2.223cm" svg:x="7.989cm" svg:y="3.732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223cm" svg:height="2.223cm" svg:x="7.989cm" svg:y="6.732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223cm" svg:height="2.223cm" svg:x="7.989cm" svg:y="9.733cm">
          <text:p text:style-name="P4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6.762cm" svg:height="3.409cm" svg:x="0.607cm" svg:y="0.888cm">
          <draw:text-box>
            <text:p text:style-name="P6"><text:span text:style-name="T2">SDA</text:span></text:p>
          </draw:text-box>
        </draw:frame>
        <draw:frame draw:style-name="gr3" draw:text-style-name="P7" draw:layer="layout" svg:width="9.766cm" svg:height="3.409cm" svg:x="-2.397cm" svg:y="3.889cm">
          <draw:text-box>
            <text:p text:style-name="P6"><text:span text:style-name="T2">SPI_CLK</text:span></text:p>
          </draw:text-box>
        </draw:frame>
        <draw:frame draw:style-name="gr3" draw:text-style-name="P7" draw:layer="layout" svg:width="10.516cm" svg:height="3.409cm" svg:x="-3.147cm" svg:y="6.89cm">
          <draw:text-box>
            <text:p text:style-name="P6"><text:span text:style-name="T2">SPI_MOSI</text:span></text:p>
          </draw:text-box>
        </draw:frame>
        <draw:frame draw:style-name="gr3" draw:text-style-name="P7" draw:layer="layout" svg:width="11.219cm" svg:height="3.409cm" svg:x="-3.85cm" svg:y="9.891cm">
          <draw:text-box>
            <text:p text:style-name="P6"><text:span text:style-name="T2">SPI_MISO</text:span></text:p>
          </draw:text-box>
        </draw:frame>
        <draw:custom-shape draw:style-name="gr2" draw:text-style-name="P3" draw:layer="layout" svg:width="2.223cm" svg:height="2.223cm" svg:x="7.991cm" svg:y="12.732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223cm" svg:height="2.223cm" svg:x="7.991cm" svg:y="15.732cm">
          <text:p text:style-name="P4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223cm" svg:height="2.223cm" svg:x="7.991cm" svg:y="18.732cm">
          <text:p text:style-name="P4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223cm" svg:height="2.223cm" svg:x="7.991cm" svg:y="21.733cm">
          <text:p text:style-name="P4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6.762cm" svg:height="3.409cm" svg:x="0.612cm" svg:y="12.888cm">
          <draw:text-box>
            <text:p text:style-name="P6"><text:span text:style-name="T2">IRQ</text:span></text:p>
          </draw:text-box>
        </draw:frame>
        <draw:frame draw:style-name="gr4" draw:text-style-name="P7" draw:layer="layout" svg:width="9.767cm" svg:height="1.83cm" svg:x="-2.393cm" svg:y="15.889cm">
          <draw:text-box>
            <text:p text:style-name="P6"><text:span text:style-name="T2">GND</text:span></text:p>
          </draw:text-box>
        </draw:frame>
        <draw:frame draw:style-name="gr4" draw:text-style-name="P7" draw:layer="layout" svg:width="10.517cm" svg:height="1.83cm" svg:x="-3.143cm" svg:y="18.89cm">
          <draw:text-box>
            <text:p text:style-name="P6"><text:span text:style-name="T2">RST</text:span></text:p>
          </draw:text-box>
        </draw:frame>
        <draw:frame draw:style-name="gr3" draw:text-style-name="P7" draw:layer="layout" svg:width="6.762cm" svg:height="3.409cm" svg:x="0.612cm" svg:y="21.891cm">
          <draw:text-box>
            <text:p text:style-name="P6"><text:span text:style-name="T2">3.3V</text:span></text:p>
          </draw:text-box>
        </draw:frame>
        <draw:custom-shape draw:style-name="gr5" draw:text-style-name="P8" draw:layer="layout" svg:width="1.776cm" svg:height="1.776cm" draw:transform="skewX (-0.000523598775598349) rotate (2.35584542434195) translate (30.611cm 14.0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9" draw:layer="layout" svg:width="8.433cm" svg:height="8.432cm" draw:transform="skewX (-0.000174532925199474) rotate (-0.785398163397449) translate (30.615cm 6.769cm)" draw:kind="arc" draw:start-angle="89.87" draw:end-angle="180.58">
          <text:p/>
        </draw:ellipse>
        <draw:ellipse draw:style-name="gr6" draw:text-style-name="P9" draw:layer="layout" svg:width="11.715cm" svg:height="11.713cm" draw:transform="rotate (-0.785398163397449) translate (30.625cm 4.433cm)" draw:kind="arc" draw:start-angle="89.87" draw:end-angle="180.58">
          <text:p/>
        </draw:ellipse>
        <draw:ellipse draw:style-name="gr6" draw:text-style-name="P9" draw:layer="layout" svg:width="15.258cm" svg:height="15.256cm" draw:transform="rotate (-0.785398163397449) translate (30.636cm 1.909cm)" draw:kind="arc" draw:start-angle="89.87" draw:end-angle="180.58">
          <text:p/>
        </draw:ellipse>
        <draw:ellipse draw:style-name="gr6" draw:text-style-name="P9" draw:layer="layout" svg:width="18.801cm" svg:height="18.799cm" draw:transform="skewX (-8.43117707817845E-017) rotate (-0.785398163397449) translate (30.65cm -0.613cm)" draw:kind="arc" draw:start-angle="89.87" draw:end-angle="180.58">
          <text:p/>
        </draw:ellipse>
        <draw:circle draw:style-name="gr7" draw:text-style-name="P9" draw:layer="layout" svg:width="8.433cm" svg:height="8.433cm" draw:transform="rotate (2.35619449019235) translate (30.547cm 18.786cm)" draw:kind="arc" draw:start-angle="89.87" draw:end-angle="180.59">
          <text:p/>
        </draw:circle>
        <draw:ellipse draw:style-name="gr7" draw:text-style-name="P9" draw:layer="layout" svg:width="11.715cm" svg:height="11.713cm" draw:transform="rotate (2.35619449019235) translate (30.543cm 21.122cm)" draw:kind="arc" draw:start-angle="89.86" draw:end-angle="180.57">
          <text:p/>
        </draw:ellipse>
        <draw:ellipse draw:style-name="gr7" draw:text-style-name="P9" draw:layer="layout" svg:width="15.258cm" svg:height="15.255cm" draw:transform="rotate (2.35619449019235) translate (30.533cm 23.645cm)" draw:kind="arc" draw:start-angle="89.87" draw:end-angle="180.58">
          <text:p/>
        </draw:ellipse>
        <draw:ellipse draw:style-name="gr7" draw:text-style-name="P9" draw:layer="layout" svg:width="18.801cm" svg:height="18.799cm" draw:transform="rotate (2.35619449019235) translate (30.519cm 26.166cm)" draw:kind="arc" draw:start-angle="89.87" draw:end-angle="180.58">
          <text:p/>
        </draw:ellipse>
        <draw:frame draw:style-name="gr8" draw:text-style-name="P11" draw:layer="layout" svg:width="11.43cm" svg:height="5.08cm" svg:x="11.475cm" svg:y="9.89cm">
          <draw:text-box>
            <text:p text:style-name="P10"><text:span text:style-name="T3">RFID</text:span></text:p>
            <text:p text:style-name="P10"><text:span text:style-name="T3">RC52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3.18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1:29:31.803054801</meta:creation-date>
    <dc:date>2025-11-18T21:44:09.418933015</dc:date>
    <meta:editing-duration>PT2M39S</meta:editing-duration>
    <meta:editing-cycles>1</meta:editing-cycles>
    <meta:document-statistic meta:object-count="27"/>
    <meta:generator>LibreOffice/24.2.7.2$Linux_X86_64 LibreOffice_project/420$Build-2</meta:generator>
  </office:meta>
</office:document-meta>
</file>